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 style:list-style-name="L2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47"/><text:span text:style-name="T1"><text:s/>Testeabilidad (Capacidad de prueba)</text:span></text:p>
      <text:p text:style-name="P2"/>
      <text:p text:style-name="P2">¿Que es?</text:p>
      <text:p text:style-name="P1"/>
      <text:p text:style-name="P1"><text:tab/>Gracias a la testeabilidad, podemos saber que tan bien <text:s/>nuestro sistema y sus componentes nos deja crear criterios de prueba, y ejecutar esas pruebas para ver si los criterios son cumplidos.</text:p>
      <text:p text:style-name="P1"><text:tab/>Es lo que nos permite saber que tan fácil podemos demostrar el correcto funcionamiento del software, mediante <text:s/>pruebas (tests). </text:p>
      <text:p text:style-name="P1"><text:tab/>No tener testeabilidad en nuestro sistema podría causarnos un alto costo debido a los perjuicios que el funcionamiento incorrecto provocarían al negocio.</text:p>
      <text:p text:style-name="P1"/>
      <text:p text:style-name="P2">Temas que abarca:</text:p>
      <text:p text:style-name="P2"/>
      <text:list xml:id="list1990781704" text:style-name="L2">
        <text:list-item>
          <text:p text:style-name="P3"><text:span text:style-name="T5">Sistemas con un diseño complejo:</text:span> <text:s/>cuando un sistema es muy grande, complejo y de diseño monolítico, su prueba es muy dificultosa de realizar y las consecuencias de no hacerla correctamente son grandes. El sistema debe estar diseñado modularmente <text:s/>y de esta forma permitir las pruebas y debe proveer mecanismos para debbugear. Los componentes del sistema deben estar diseñados con bajo acoplamiento y con gran coheción para poder testearlos de forma aislada del resto del sistema.</text:p>
        </text:list-item>
        <text:list-item>
          <text:p text:style-name="P4">Falta de planificación de pruebas: <text:span text:style-name="T6"><text:s/>Se debe testear de forma temprana, al comienzo del desarrollo del software, usando objetos mock. Los tests deben ser simples y de solución estructurada. </text:span></text:p>
        </text:list-item>
        <text:list-item>
          <text:p text:style-name="P4">Cobertura de prueba pobre: <text:span text:style-name="T6">se debe maximizar la cobertura del código y de la prueba</text:span> <text:s/></text:p>
        </text:list-item>
        <text:list-item>
          <text:p text:style-name="P4">Inconsistencias de entrada y salida: <text:span text:style-name="T6">Para la misma entrada, la salida puede no ser la misma, y esa salida puede no cubrir por completo el dominio de salidas. <text:s/></text:span></text:p>
        </text:list-item>
      </text:list>
      <text:p text:style-name="P2"/>
      <text:p text:style-name="P2"><text:tab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i </meta:initial-creator>
    <meta:creation-date>2012-11-08T20:30:50</meta:creation-date>
    <meta:generator>OpenOffice.org/3.2$Linux OpenOffice.org_project/320m12$Build-9483</meta:generator>
    <dc:date>2012-11-08T21:14:10</dc:date>
    <dc:creator>mari </dc:creator>
    <meta:editing-duration>PT00H43M21S</meta:editing-duration>
    <meta:editing-cycles>14</meta:editing-cycles>
    <meta:document-statistic meta:table-count="0" meta:image-count="0" meta:object-count="0" meta:page-count="1" meta:paragraph-count="11" meta:word-count="232" meta:character-count="1503"/>
  </office:meta>
</office:document-meta>
</file>